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42.8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0.41mm"/>
    </style:style>
    <style:style style:name="co7" style:family="table-column">
      <style:table-column-properties fo:break-before="auto" style:column-width="29.67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27.76mm"/>
    </style:style>
    <style:style style:name="co11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QC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Quicksort clássico</text:p>
          </table:table-cell>
          <table:covered-table-cell table:number-columns-repeated="3" table:style-name="Default"/>
          <table:table-cell table:number-columns-repeated="30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  <table:table-cell table:number-columns-repeated="30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037312" calcext:value-type="float">
            <text:p>1037312</text:p>
          </table:table-cell>
          <table:table-cell office:value-type="float" office:value="199513" calcext:value-type="float">
            <text:p>199513</text:p>
          </table:table-cell>
          <table:table-cell office:value-type="float" office:value="16138" calcext:value-type="float">
            <text:p>1613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2226744" calcext:value-type="float">
            <text:p>2226744</text:p>
          </table:table-cell>
          <table:table-cell office:value-type="float" office:value="422244" calcext:value-type="float">
            <text:p>422244</text:p>
          </table:table-cell>
          <table:table-cell office:value-type="float" office:value="33320" calcext:value-type="float">
            <text:p>3332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3451377" calcext:value-type="float">
            <text:p>3451377</text:p>
          </table:table-cell>
          <table:table-cell office:value-type="float" office:value="653755" calcext:value-type="float">
            <text:p>653755</text:p>
          </table:table-cell>
          <table:table-cell office:value-type="float" office:value="50906" calcext:value-type="float">
            <text:p>5090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4721308" calcext:value-type="float">
            <text:p>4721308</text:p>
          </table:table-cell>
          <table:table-cell office:value-type="float" office:value="889929" calcext:value-type="float">
            <text:p>889929</text:p>
          </table:table-cell>
          <table:table-cell office:value-type="float" office:value="70963" calcext:value-type="float">
            <text:p>7096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6000280" calcext:value-type="float">
            <text:p>6000280</text:p>
          </table:table-cell>
          <table:table-cell office:value-type="float" office:value="1131536" calcext:value-type="float">
            <text:p>1131536</text:p>
          </table:table-cell>
          <table:table-cell office:value-type="float" office:value="86646" calcext:value-type="float">
            <text:p>8664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7421407" calcext:value-type="float">
            <text:p>7421407</text:p>
          </table:table-cell>
          <table:table-cell office:value-type="float" office:value="1371198" calcext:value-type="float">
            <text:p>1371198</text:p>
          </table:table-cell>
          <table:table-cell office:value-type="float" office:value="105108" calcext:value-type="float">
            <text:p>10510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8600142" calcext:value-type="float">
            <text:p>8600142</text:p>
          </table:table-cell>
          <table:table-cell office:value-type="float" office:value="1625773" calcext:value-type="float">
            <text:p>1625773</text:p>
          </table:table-cell>
          <table:table-cell office:value-type="float" office:value="123624" calcext:value-type="float">
            <text:p>12362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0010337" calcext:value-type="float">
            <text:p>10010337</text:p>
          </table:table-cell>
          <table:table-cell office:value-type="float" office:value="1871701" calcext:value-type="float">
            <text:p>1871701</text:p>
          </table:table-cell>
          <table:table-cell office:value-type="float" office:value="146480" calcext:value-type="float">
            <text:p>14648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1335532" calcext:value-type="float">
            <text:p>11335532</text:p>
          </table:table-cell>
          <table:table-cell office:value-type="float" office:value="2125711" calcext:value-type="float">
            <text:p>2125711</text:p>
          </table:table-cell>
          <table:table-cell office:value-type="float" office:value="160749" calcext:value-type="float">
            <text:p>16074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2758801" calcext:value-type="float">
            <text:p>12758801</text:p>
          </table:table-cell>
          <table:table-cell office:value-type="float" office:value="2379402" calcext:value-type="float">
            <text:p>2379402</text:p>
          </table:table-cell>
          <table:table-cell office:value-type="float" office:value="179752" calcext:value-type="float">
            <text:p>179752</text:p>
          </table:table-cell>
          <table:table-cell table:number-columns-repeated="30"/>
        </table:table-row>
        <table:table-row table:style-name="ro1">
          <table:table-cell table:style-name="Default" table:number-columns-repeated="4"/>
          <table:table-cell table:number-columns-repeated="30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  <table:table-cell table:number-columns-repeated="30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750015" calcext:value-type="float">
            <text:p>750015</text:p>
          </table:table-cell>
          <table:table-cell office:value-type="float" office:value="32767" calcext:value-type="float">
            <text:p>32767</text:p>
          </table:table-cell>
          <table:table-cell office:value-type="float" office:value="8234" calcext:value-type="float">
            <text:p>823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600016" calcext:value-type="float">
            <text:p>1600016</text:p>
          </table:table-cell>
          <table:table-cell office:value-type="float" office:value="65535" calcext:value-type="float">
            <text:p>65535</text:p>
          </table:table-cell>
          <table:table-cell office:value-type="float" office:value="16640" calcext:value-type="float">
            <text:p>1664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456803" calcext:value-type="float">
            <text:p>2456803</text:p>
          </table:table-cell>
          <table:table-cell office:value-type="float" office:value="84464" calcext:value-type="float">
            <text:p>84464</text:p>
          </table:table-cell>
          <table:table-cell office:value-type="float" office:value="22923" calcext:value-type="float">
            <text:p>2292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400017" calcext:value-type="float">
            <text:p>3400017</text:p>
          </table:table-cell>
          <table:table-cell office:value-type="float" office:value="131071" calcext:value-type="float">
            <text:p>131071</text:p>
          </table:table-cell>
          <table:table-cell office:value-type="float" office:value="33922" calcext:value-type="float">
            <text:p>339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250017" calcext:value-type="float">
            <text:p>4250017</text:p>
          </table:table-cell>
          <table:table-cell office:value-type="float" office:value="131071" calcext:value-type="float">
            <text:p>131071</text:p>
          </table:table-cell>
          <table:table-cell office:value-type="float" office:value="36874" calcext:value-type="float">
            <text:p>3687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213588" calcext:value-type="float">
            <text:p>5213588</text:p>
          </table:table-cell>
          <table:table-cell office:value-type="float" office:value="168928" calcext:value-type="float">
            <text:p>168928</text:p>
          </table:table-cell>
          <table:table-cell office:value-type="float" office:value="46917" calcext:value-type="float">
            <text:p>4691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213588" calcext:value-type="float">
            <text:p>6213588</text:p>
          </table:table-cell>
          <table:table-cell office:value-type="float" office:value="218928" calcext:value-type="float">
            <text:p>218928</text:p>
          </table:table-cell>
          <table:table-cell office:value-type="float" office:value="59105" calcext:value-type="float">
            <text:p>5910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200018" calcext:value-type="float">
            <text:p>72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71855" calcext:value-type="float">
            <text:p>7185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100018" calcext:value-type="float">
            <text:p>81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72830" calcext:value-type="float">
            <text:p>7283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000018" calcext:value-type="float">
            <text:p>90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75449" calcext:value-type="float">
            <text:p>75449</text:p>
          </table:table-cell>
          <table:table-cell table:number-columns-repeated="30"/>
        </table:table-row>
        <table:table-row table:style-name="ro1">
          <table:table-cell table:style-name="Default" table:number-columns-repeated="4"/>
          <table:table-cell table:number-columns-repeated="30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  <table:table-cell table:number-columns-repeated="30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750028" calcext:value-type="float">
            <text:p>750028</text:p>
          </table:table-cell>
          <table:table-cell office:value-type="float" office:value="57766" calcext:value-type="float">
            <text:p>57766</text:p>
          </table:table-cell>
          <table:table-cell office:value-type="float" office:value="8302" calcext:value-type="float">
            <text:p>830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600030" calcext:value-type="float">
            <text:p>1600030</text:p>
          </table:table-cell>
          <table:table-cell office:value-type="float" office:value="115534" calcext:value-type="float">
            <text:p>115534</text:p>
          </table:table-cell>
          <table:table-cell office:value-type="float" office:value="16884" calcext:value-type="float">
            <text:p>1688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456820" calcext:value-type="float">
            <text:p>2456820</text:p>
          </table:table-cell>
          <table:table-cell office:value-type="float" office:value="159464" calcext:value-type="float">
            <text:p>159464</text:p>
          </table:table-cell>
          <table:table-cell office:value-type="float" office:value="23598" calcext:value-type="float">
            <text:p>2359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400032" calcext:value-type="float">
            <text:p>3400032</text:p>
          </table:table-cell>
          <table:table-cell office:value-type="float" office:value="231070" calcext:value-type="float">
            <text:p>231070</text:p>
          </table:table-cell>
          <table:table-cell office:value-type="float" office:value="34833" calcext:value-type="float">
            <text:p>3483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250032" calcext:value-type="float">
            <text:p>4250032</text:p>
          </table:table-cell>
          <table:table-cell office:value-type="float" office:value="256070" calcext:value-type="float">
            <text:p>256070</text:p>
          </table:table-cell>
          <table:table-cell office:value-type="float" office:value="37585" calcext:value-type="float">
            <text:p>3758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213606" calcext:value-type="float">
            <text:p>5213606</text:p>
          </table:table-cell>
          <table:table-cell office:value-type="float" office:value="318928" calcext:value-type="float">
            <text:p>318928</text:p>
          </table:table-cell>
          <table:table-cell office:value-type="float" office:value="47720" calcext:value-type="float">
            <text:p>4772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213606" calcext:value-type="float">
            <text:p>6213606</text:p>
          </table:table-cell>
          <table:table-cell office:value-type="float" office:value="393928" calcext:value-type="float">
            <text:p>393928</text:p>
          </table:table-cell>
          <table:table-cell office:value-type="float" office:value="59538" calcext:value-type="float">
            <text:p>5953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200034" calcext:value-type="float">
            <text:p>7200034</text:p>
          </table:table-cell>
          <table:table-cell office:value-type="float" office:value="462142" calcext:value-type="float">
            <text:p>462142</text:p>
          </table:table-cell>
          <table:table-cell office:value-type="float" office:value="70422" calcext:value-type="float">
            <text:p>7042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100034" calcext:value-type="float">
            <text:p>8100034</text:p>
          </table:table-cell>
          <table:table-cell office:value-type="float" office:value="487142" calcext:value-type="float">
            <text:p>487142</text:p>
          </table:table-cell>
          <table:table-cell office:value-type="float" office:value="76478" calcext:value-type="float">
            <text:p>764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000034" calcext:value-type="float">
            <text:p>9000034</text:p>
          </table:table-cell>
          <table:table-cell office:value-type="float" office:value="512142" calcext:value-type="float">
            <text:p>512142</text:p>
          </table:table-cell>
          <table:table-cell office:value-type="float" office:value="78147" calcext:value-type="float">
            <text:p>78147</text:p>
          </table:table-cell>
          <table:table-cell table:number-columns-repeated="30"/>
        </table:table-row>
      </table:table>
      <table:table table:name="QM3" table:style-name="ta1">
        <table:table-column table:style-name="co6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mediana de 3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088476" calcext:value-type="float">
            <text:p>1088476</text:p>
          </table:table-cell>
          <table:table-cell office:value-type="float" office:value="252671" calcext:value-type="float">
            <text:p>252671</text:p>
          </table:table-cell>
          <table:table-cell office:value-type="float" office:value="17490" calcext:value-type="float">
            <text:p>17490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2303212" calcext:value-type="float">
            <text:p>2303212</text:p>
          </table:table-cell>
          <table:table-cell office:value-type="float" office:value="528870" calcext:value-type="float">
            <text:p>528870</text:p>
          </table:table-cell>
          <table:table-cell office:value-type="float" office:value="36132" calcext:value-type="float">
            <text:p>36132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table:style-name="ce5" office:value-type="float" office:value="3567506" calcext:value-type="float">
            <text:p>3567506</text:p>
          </table:table-cell>
          <table:table-cell office:value-type="float" office:value="814014" calcext:value-type="float">
            <text:p>814014</text:p>
          </table:table-cell>
          <table:table-cell office:value-type="float" office:value="55074" calcext:value-type="float">
            <text:p>55074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4842719" calcext:value-type="float">
            <text:p>4842719</text:p>
          </table:table-cell>
          <table:table-cell office:value-type="float" office:value="1105255" calcext:value-type="float">
            <text:p>1105255</text:p>
          </table:table-cell>
          <table:table-cell office:value-type="float" office:value="74538" calcext:value-type="float">
            <text:p>74538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6145782" calcext:value-type="float">
            <text:p>6145782</text:p>
          </table:table-cell>
          <table:table-cell office:value-type="float" office:value="1401079" calcext:value-type="float">
            <text:p>1401079</text:p>
          </table:table-cell>
          <table:table-cell office:value-type="float" office:value="93395" calcext:value-type="float">
            <text:p>93395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7493309" calcext:value-type="float">
            <text:p>7493309</text:p>
          </table:table-cell>
          <table:table-cell office:value-type="float" office:value="1698763" calcext:value-type="float">
            <text:p>1698763</text:p>
          </table:table-cell>
          <table:table-cell office:value-type="float" office:value="113252" calcext:value-type="float">
            <text:p>113252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8842844" calcext:value-type="float">
            <text:p>8842844</text:p>
          </table:table-cell>
          <table:table-cell office:value-type="float" office:value="2000717" calcext:value-type="float">
            <text:p>2000717</text:p>
          </table:table-cell>
          <table:table-cell office:value-type="float" office:value="134016" calcext:value-type="float">
            <text:p>134016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0194341" calcext:value-type="float">
            <text:p>10194341</text:p>
          </table:table-cell>
          <table:table-cell office:value-type="float" office:value="2304540" calcext:value-type="float">
            <text:p>2304540</text:p>
          </table:table-cell>
          <table:table-cell office:value-type="float" office:value="153835" calcext:value-type="float">
            <text:p>153835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1535862" calcext:value-type="float">
            <text:p>11535862</text:p>
          </table:table-cell>
          <table:table-cell office:value-type="float" office:value="2612474" calcext:value-type="float">
            <text:p>2612474</text:p>
          </table:table-cell>
          <table:table-cell office:value-type="float" office:value="173576" calcext:value-type="float">
            <text:p>173576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2983013" calcext:value-type="float">
            <text:p>12983013</text:p>
          </table:table-cell>
          <table:table-cell office:value-type="float" office:value="2916200" calcext:value-type="float">
            <text:p>2916200</text:p>
          </table:table-cell>
          <table:table-cell office:value-type="float" office:value="193389" calcext:value-type="float">
            <text:p>193389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815549" calcext:value-type="float">
            <text:p>815549</text:p>
          </table:table-cell>
          <table:table-cell office:value-type="float" office:value="32767" calcext:value-type="float">
            <text:p>32767</text:p>
          </table:table-cell>
          <table:table-cell office:value-type="float" office:value="8805" calcext:value-type="float">
            <text:p>8805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731086" calcext:value-type="float">
            <text:p>1731086</text:p>
          </table:table-cell>
          <table:table-cell office:value-type="float" office:value="65535" calcext:value-type="float">
            <text:p>65535</text:p>
          </table:table-cell>
          <table:table-cell office:value-type="float" office:value="17898" calcext:value-type="float">
            <text:p>17898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625731" calcext:value-type="float">
            <text:p>2625731</text:p>
          </table:table-cell>
          <table:table-cell office:value-type="float" office:value="84464" calcext:value-type="float">
            <text:p>84464</text:p>
          </table:table-cell>
          <table:table-cell office:value-type="float" office:value="25469" calcext:value-type="float">
            <text:p>25469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662159" calcext:value-type="float">
            <text:p>3662159</text:p>
          </table:table-cell>
          <table:table-cell office:value-type="float" office:value="131071" calcext:value-type="float">
            <text:p>131071</text:p>
          </table:table-cell>
          <table:table-cell office:value-type="float" office:value="36523" calcext:value-type="float">
            <text:p>36523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512159" calcext:value-type="float">
            <text:p>4512159</text:p>
          </table:table-cell>
          <table:table-cell office:value-type="float" office:value="131071" calcext:value-type="float">
            <text:p>131071</text:p>
          </table:table-cell>
          <table:table-cell office:value-type="float" office:value="39359" calcext:value-type="float">
            <text:p>39359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551444" calcext:value-type="float">
            <text:p>5551444</text:p>
          </table:table-cell>
          <table:table-cell office:value-type="float" office:value="168928" calcext:value-type="float">
            <text:p>168928</text:p>
          </table:table-cell>
          <table:table-cell office:value-type="float" office:value="50450" calcext:value-type="float">
            <text:p>50450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651444" calcext:value-type="float">
            <text:p>6651444</text:p>
          </table:table-cell>
          <table:table-cell office:value-type="float" office:value="218928" calcext:value-type="float">
            <text:p>218928</text:p>
          </table:table-cell>
          <table:table-cell office:value-type="float" office:value="63517" calcext:value-type="float">
            <text:p>63517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724304" calcext:value-type="float">
            <text:p>7724304</text:p>
          </table:table-cell>
          <table:table-cell office:value-type="float" office:value="262143" calcext:value-type="float">
            <text:p>262143</text:p>
          </table:table-cell>
          <table:table-cell office:value-type="float" office:value="75018" calcext:value-type="float">
            <text:p>75018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624304" calcext:value-type="float">
            <text:p>8624304</text:p>
          </table:table-cell>
          <table:table-cell office:value-type="float" office:value="262143" calcext:value-type="float">
            <text:p>262143</text:p>
          </table:table-cell>
          <table:table-cell office:value-type="float" office:value="78223" calcext:value-type="float">
            <text:p>78223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524304" calcext:value-type="float">
            <text:p>9524304</text:p>
          </table:table-cell>
          <table:table-cell office:value-type="float" office:value="262143" calcext:value-type="float">
            <text:p>262143</text:p>
          </table:table-cell>
          <table:table-cell office:value-type="float" office:value="81036" calcext:value-type="float">
            <text:p>81036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815565" calcext:value-type="float">
            <text:p>815565</text:p>
          </table:table-cell>
          <table:table-cell office:value-type="float" office:value="57769" calcext:value-type="float">
            <text:p>57769</text:p>
          </table:table-cell>
          <table:table-cell office:value-type="float" office:value="9119" calcext:value-type="float">
            <text:p>9119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731103" calcext:value-type="float">
            <text:p>1731103</text:p>
          </table:table-cell>
          <table:table-cell office:value-type="float" office:value="115537" calcext:value-type="float">
            <text:p>115537</text:p>
          </table:table-cell>
          <table:table-cell office:value-type="float" office:value="18161" calcext:value-type="float">
            <text:p>18161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625753" calcext:value-type="float">
            <text:p>2625753</text:p>
          </table:table-cell>
          <table:table-cell office:value-type="float" office:value="159467" calcext:value-type="float">
            <text:p>159467</text:p>
          </table:table-cell>
          <table:table-cell office:value-type="float" office:value="24961" calcext:value-type="float">
            <text:p>24961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662177" calcext:value-type="float">
            <text:p>3662177</text:p>
          </table:table-cell>
          <table:table-cell office:value-type="float" office:value="231073" calcext:value-type="float">
            <text:p>231073</text:p>
          </table:table-cell>
          <table:table-cell office:value-type="float" office:value="37042" calcext:value-type="float">
            <text:p>37042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512177" calcext:value-type="float">
            <text:p>4512177</text:p>
          </table:table-cell>
          <table:table-cell office:value-type="float" office:value="256073" calcext:value-type="float">
            <text:p>256073</text:p>
          </table:table-cell>
          <table:table-cell office:value-type="float" office:value="40514" calcext:value-type="float">
            <text:p>40514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551467" calcext:value-type="float">
            <text:p>5551467</text:p>
          </table:table-cell>
          <table:table-cell office:value-type="float" office:value="318931" calcext:value-type="float">
            <text:p>318931</text:p>
          </table:table-cell>
          <table:table-cell office:value-type="float" office:value="51065" calcext:value-type="float">
            <text:p>51065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651467" calcext:value-type="float">
            <text:p>6651467</text:p>
          </table:table-cell>
          <table:table-cell office:value-type="float" office:value="393931" calcext:value-type="float">
            <text:p>393931</text:p>
          </table:table-cell>
          <table:table-cell office:value-type="float" office:value="64647" calcext:value-type="float">
            <text:p>64647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724323" calcext:value-type="float">
            <text:p>7724323</text:p>
          </table:table-cell>
          <table:table-cell office:value-type="float" office:value="462145" calcext:value-type="float">
            <text:p>462145</text:p>
          </table:table-cell>
          <table:table-cell office:value-type="float" office:value="75879" calcext:value-type="float">
            <text:p>75879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624323" calcext:value-type="float">
            <text:p>8624323</text:p>
          </table:table-cell>
          <table:table-cell office:value-type="float" office:value="487145" calcext:value-type="float">
            <text:p>487145</text:p>
          </table:table-cell>
          <table:table-cell office:value-type="float" office:value="81575" calcext:value-type="float">
            <text:p>81575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524323" calcext:value-type="float">
            <text:p>9524323</text:p>
          </table:table-cell>
          <table:table-cell office:value-type="float" office:value="512145" calcext:value-type="float">
            <text:p>512145</text:p>
          </table:table-cell>
          <table:table-cell office:value-type="float" office:value="82288" calcext:value-type="float">
            <text:p>82288</text:p>
          </table:table-cell>
        </table:table-row>
      </table:table>
      <table:table table:name="QPE" table:style-name="ta1">
        <table:table-column table:style-name="co5" table:default-cell-style-name="ce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primeiro elemento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160622" calcext:value-type="float">
            <text:p>1160622</text:p>
          </table:table-cell>
          <table:table-cell office:value-type="float" office:value="200778" calcext:value-type="float">
            <text:p>200778</text:p>
          </table:table-cell>
          <table:table-cell office:value-type="float" office:value="17050" calcext:value-type="float">
            <text:p>17050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2519609" calcext:value-type="float">
            <text:p>2519609</text:p>
          </table:table-cell>
          <table:table-cell office:value-type="float" office:value="423731" calcext:value-type="float">
            <text:p>423731</text:p>
          </table:table-cell>
          <table:table-cell office:value-type="float" office:value="35327" calcext:value-type="float">
            <text:p>35327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3907401" calcext:value-type="float">
            <text:p>3907401</text:p>
          </table:table-cell>
          <table:table-cell office:value-type="float" office:value="657429" calcext:value-type="float">
            <text:p>657429</text:p>
          </table:table-cell>
          <table:table-cell office:value-type="float" office:value="55493" calcext:value-type="float">
            <text:p>55493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5353453" calcext:value-type="float">
            <text:p>5353453</text:p>
          </table:table-cell>
          <table:table-cell office:value-type="float" office:value="892843" calcext:value-type="float">
            <text:p>892843</text:p>
          </table:table-cell>
          <table:table-cell office:value-type="float" office:value="73127" calcext:value-type="float">
            <text:p>73127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6763508" calcext:value-type="float">
            <text:p>6763508</text:p>
          </table:table-cell>
          <table:table-cell office:value-type="float" office:value="1138307" calcext:value-type="float">
            <text:p>1138307</text:p>
          </table:table-cell>
          <table:table-cell office:value-type="float" office:value="92861" calcext:value-type="float">
            <text:p>92861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8244469" calcext:value-type="float">
            <text:p>8244469</text:p>
          </table:table-cell>
          <table:table-cell office:value-type="float" office:value="1384347" calcext:value-type="float">
            <text:p>1384347</text:p>
          </table:table-cell>
          <table:table-cell office:value-type="float" office:value="114917" calcext:value-type="float">
            <text:p>114917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9779635" calcext:value-type="float">
            <text:p>9779635</text:p>
          </table:table-cell>
          <table:table-cell office:value-type="float" office:value="1631523" calcext:value-type="float">
            <text:p>1631523</text:p>
          </table:table-cell>
          <table:table-cell office:value-type="float" office:value="130290" calcext:value-type="float">
            <text:p>130290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1203799" calcext:value-type="float">
            <text:p>11203799</text:p>
          </table:table-cell>
          <table:table-cell office:value-type="float" office:value="1882521" calcext:value-type="float">
            <text:p>1882521</text:p>
          </table:table-cell>
          <table:table-cell office:value-type="float" office:value="149382" calcext:value-type="float">
            <text:p>149382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2977175" calcext:value-type="float">
            <text:p>12977175</text:p>
          </table:table-cell>
          <table:table-cell office:value-type="float" office:value="2130509" calcext:value-type="float">
            <text:p>2130509</text:p>
          </table:table-cell>
          <table:table-cell office:value-type="float" office:value="170229" calcext:value-type="float">
            <text:p>170229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4446702" calcext:value-type="float">
            <text:p>14446702</text:p>
          </table:table-cell>
          <table:table-cell office:value-type="float" office:value="2387028" calcext:value-type="float">
            <text:p>2387028</text:p>
          </table:table-cell>
          <table:table-cell office:value-type="float" office:value="189993" calcext:value-type="float">
            <text:p>189993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76333174" calcext:value-type="float">
            <text:p>176333174</text:p>
          </table:table-cell>
          <table:table-cell office:value-type="float" office:value="49999" calcext:value-type="float">
            <text:p>49999</text:p>
          </table:table-cell>
          <table:table-cell office:value-type="float" office:value="3786412" calcext:value-type="float">
            <text:p>3786412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60937607" calcext:value-type="float">
            <text:p>60937607</text:p>
          </table:table-cell>
          <table:table-cell office:value-type="float" office:value="99999" calcext:value-type="float">
            <text:p>99999</text:p>
          </table:table-cell>
          <table:table-cell office:value-type="float" office:value="15167353" calcext:value-type="float">
            <text:p>15167353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83310028" calcext:value-type="float">
            <text:p>83310028</text:p>
          </table:table-cell>
          <table:table-cell office:value-type="float" office:value="149999" calcext:value-type="float">
            <text:p>149999</text:p>
          </table:table-cell>
          <table:table-cell office:value-type="float" office:value="34090139" calcext:value-type="float">
            <text:p>34090139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28702071" calcext:value-type="float">
            <text:p>28702071</text:p>
          </table:table-cell>
          <table:table-cell office:value-type="float" office:value="199999" calcext:value-type="float">
            <text:p>199999</text:p>
          </table:table-cell>
          <table:table-cell office:value-type="float" office:value="60960341" calcext:value-type="float">
            <text:p>60960341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11862102" calcext:value-type="float">
            <text:p>111862102</text:p>
          </table:table-cell>
          <table:table-cell office:value-type="float" office:value="249999" calcext:value-type="float">
            <text:p>249999</text:p>
          </table:table-cell>
          <table:table-cell office:value-type="float" office:value="95079322" calcext:value-type="float">
            <text:p>95079322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18041754" calcext:value-type="float">
            <text:p>118041754</text:p>
          </table:table-cell>
          <table:table-cell office:value-type="float" office:value="299999" calcext:value-type="float">
            <text:p>299999</text:p>
          </table:table-cell>
          <table:table-cell office:value-type="float" office:value="137109659" calcext:value-type="float">
            <text:p>137109659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47241030" calcext:value-type="float">
            <text:p>47241030</text:p>
          </table:table-cell>
          <table:table-cell office:value-type="float" office:value="349999" calcext:value-type="float">
            <text:p>349999</text:p>
          </table:table-cell>
          <table:table-cell office:value-type="float" office:value="186199724" calcext:value-type="float">
            <text:p>186199724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04195177" calcext:value-type="float">
            <text:p>104195177</text:p>
          </table:table-cell>
          <table:table-cell office:value-type="float" office:value="449999" calcext:value-type="float">
            <text:p>449999</text:p>
          </table:table-cell>
          <table:table-cell office:value-type="float" office:value="308272411" calcext:value-type="float">
            <text:p>308272411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7201684" calcext:value-type="float">
            <text:p>17201684</text:p>
          </table:table-cell>
          <table:table-cell office:value-type="float" office:value="499999" calcext:value-type="float">
            <text:p>499999</text:p>
          </table:table-cell>
          <table:table-cell office:value-type="float" office:value="380062462" calcext:value-type="float">
            <text:p>380062462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76358172" calcext:value-type="float">
            <text:p>176358172</text:p>
          </table:table-cell>
          <table:table-cell office:value-type="float" office:value="49999" calcext:value-type="float">
            <text:p>49999</text:p>
          </table:table-cell>
          <table:table-cell office:value-type="float" office:value="4438997" calcext:value-type="float">
            <text:p>4438997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60987605" calcext:value-type="float">
            <text:p>60987605</text:p>
          </table:table-cell>
          <table:table-cell office:value-type="float" office:value="99999" calcext:value-type="float">
            <text:p>99999</text:p>
          </table:table-cell>
          <table:table-cell office:value-type="float" office:value="17712348" calcext:value-type="float">
            <text:p>17712348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83385026" calcext:value-type="float">
            <text:p>83385026</text:p>
          </table:table-cell>
          <table:table-cell office:value-type="float" office:value="149999" calcext:value-type="float">
            <text:p>149999</text:p>
          </table:table-cell>
          <table:table-cell office:value-type="float" office:value="39832859" calcext:value-type="float">
            <text:p>39832859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28802069" calcext:value-type="float">
            <text:p>28802069</text:p>
          </table:table-cell>
          <table:table-cell office:value-type="float" office:value="199999" calcext:value-type="float">
            <text:p>199999</text:p>
          </table:table-cell>
          <table:table-cell office:value-type="float" office:value="70768441" calcext:value-type="float">
            <text:p>70768441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11987100" calcext:value-type="float">
            <text:p>111987100</text:p>
          </table:table-cell>
          <table:table-cell office:value-type="float" office:value="249999" calcext:value-type="float">
            <text:p>249999</text:p>
          </table:table-cell>
          <table:table-cell office:value-type="float" office:value="111037936" calcext:value-type="float">
            <text:p>111037936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18191752" calcext:value-type="float">
            <text:p>118191752</text:p>
          </table:table-cell>
          <table:table-cell office:value-type="float" office:value="299999" calcext:value-type="float">
            <text:p>299999</text:p>
          </table:table-cell>
          <table:table-cell office:value-type="float" office:value="159683349" calcext:value-type="float">
            <text:p>159683349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m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04420175" calcext:value-type="float">
            <text:p>104420175</text:p>
          </table:table-cell>
          <table:table-cell office:value-type="float" office:value="449999" calcext:value-type="float">
            <text:p>449999</text:p>
          </table:table-cell>
          <table:table-cell office:value-type="float" office:value="358940149" calcext:value-type="float">
            <text:p>358940149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7451682" calcext:value-type="float">
            <text:p>17451682</text:p>
          </table:table-cell>
          <table:table-cell office:value-type="float" office:value="499999" calcext:value-type="float">
            <text:p>499999</text:p>
          </table:table-cell>
          <table:table-cell office:value-type="float" office:value="442919012" calcext:value-type="float">
            <text:p>442919012</text:p>
          </table:table-cell>
        </table:table-row>
      </table:table>
      <table:table table:name="QI1" table:style-name="ta1">
        <table:table-column table:style-name="co5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com inserção – 1%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4738250" calcext:value-type="float">
            <text:p>4738250</text:p>
          </table:table-cell>
          <table:table-cell office:value-type="float" office:value="4321852" calcext:value-type="float">
            <text:p>4321852</text:p>
          </table:table-cell>
          <table:table-cell office:value-type="float" office:value="20715" calcext:value-type="float">
            <text:p>20715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7979295" calcext:value-type="float">
            <text:p>17979295</text:p>
          </table:table-cell>
          <table:table-cell office:value-type="float" office:value="17135493" calcext:value-type="float">
            <text:p>17135493</text:p>
          </table:table-cell>
          <table:table-cell office:value-type="float" office:value="71174" calcext:value-type="float">
            <text:p>71174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39560709" calcext:value-type="float">
            <text:p>39560709</text:p>
          </table:table-cell>
          <table:table-cell office:value-type="float" office:value="38334937" calcext:value-type="float">
            <text:p>38334937</text:p>
          </table:table-cell>
          <table:table-cell office:value-type="float" office:value="152051" calcext:value-type="float">
            <text:p>152051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70039275" calcext:value-type="float">
            <text:p>70039275</text:p>
          </table:table-cell>
          <table:table-cell office:value-type="float" office:value="68388492" calcext:value-type="float">
            <text:p>68388492</text:p>
          </table:table-cell>
          <table:table-cell office:value-type="float" office:value="265021" calcext:value-type="float">
            <text:p>265021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08229473" calcext:value-type="float">
            <text:p>108229473</text:p>
          </table:table-cell>
          <table:table-cell office:value-type="float" office:value="106170592" calcext:value-type="float">
            <text:p>106170592</text:p>
          </table:table-cell>
          <table:table-cell office:value-type="float" office:value="404842" calcext:value-type="float">
            <text:p>404842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54681960" calcext:value-type="float">
            <text:p>154681960</text:p>
          </table:table-cell>
          <table:table-cell office:value-type="float" office:value="152200780" calcext:value-type="float">
            <text:p>152200780</text:p>
          </table:table-cell>
          <table:table-cell office:value-type="float" office:value="572039" calcext:value-type="float">
            <text:p>572039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212598157" calcext:value-type="float">
            <text:p>212598157</text:p>
          </table:table-cell>
          <table:table-cell office:value-type="float" office:value="209736139" calcext:value-type="float">
            <text:p>209736139</text:p>
          </table:table-cell>
          <table:table-cell office:value-type="float" office:value="779592" calcext:value-type="float">
            <text:p>779592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63395987" calcext:value-type="float">
            <text:p>63395987</text:p>
          </table:table-cell>
          <table:table-cell office:value-type="float" office:value="60143448" calcext:value-type="float">
            <text:p>60143448</text:p>
          </table:table-cell>
          <table:table-cell office:value-type="float" office:value="1026547" calcext:value-type="float">
            <text:p>1026547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35234134" calcext:value-type="float">
            <text:p>135234134</text:p>
          </table:table-cell>
          <table:table-cell office:value-type="float" office:value="131551216" calcext:value-type="float">
            <text:p>131551216</text:p>
          </table:table-cell>
          <table:table-cell office:value-type="float" office:value="1277779" calcext:value-type="float">
            <text:p>1277779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213458384" calcext:value-type="float">
            <text:p>213458384</text:p>
          </table:table-cell>
          <table:table-cell office:value-type="float" office:value="209272385" calcext:value-type="float">
            <text:p>209272385</text:p>
          </table:table-cell>
          <table:table-cell office:value-type="float" office:value="1591848" calcext:value-type="float">
            <text:p>1591848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400006" calcext:value-type="float">
            <text:p>400006</text:p>
          </table:table-cell>
          <table:table-cell office:value-type="float" office:value="127" calcext:value-type="float">
            <text:p>127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800006" calcext:value-type="float">
            <text:p>800006</text:p>
          </table:table-cell>
          <table:table-cell office:value-type="float" office:value="127" calcext:value-type="float">
            <text:p>127</text:p>
          </table:table-cell>
          <table:table-cell office:value-type="float" office:value="3385" calcext:value-type="float">
            <text:p>3385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1200006" calcext:value-type="float">
            <text:p>1200006</text:p>
          </table:table-cell>
          <table:table-cell office:value-type="float" office:value="127" calcext:value-type="float">
            <text:p>127</text:p>
          </table:table-cell>
          <table:table-cell office:value-type="float" office:value="5047" calcext:value-type="float">
            <text:p>5047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600006" calcext:value-type="float">
            <text:p>1600006</text:p>
          </table:table-cell>
          <table:table-cell office:value-type="float" office:value="127" calcext:value-type="float">
            <text:p>127</text:p>
          </table:table-cell>
          <table:table-cell office:value-type="float" office:value="6718" calcext:value-type="float">
            <text:p>6718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2000006" calcext:value-type="float">
            <text:p>2000006</text:p>
          </table:table-cell>
          <table:table-cell office:value-type="float" office:value="127" calcext:value-type="float">
            <text:p>127</text:p>
          </table:table-cell>
          <table:table-cell office:value-type="float" office:value="8397" calcext:value-type="float">
            <text:p>8397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2400006" calcext:value-type="float">
            <text:p>2400006</text:p>
          </table:table-cell>
          <table:table-cell office:value-type="float" office:value="127" calcext:value-type="float">
            <text:p>127</text:p>
          </table:table-cell>
          <table:table-cell office:value-type="float" office:value="10078" calcext:value-type="float">
            <text:p>10078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2800006" calcext:value-type="float">
            <text:p>2800006</text:p>
          </table:table-cell>
          <table:table-cell office:value-type="float" office:value="127" calcext:value-type="float">
            <text:p>127</text:p>
          </table:table-cell>
          <table:table-cell office:value-type="float" office:value="11768" calcext:value-type="float">
            <text:p>11768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3200006" calcext:value-type="float">
            <text:p>3200006</text:p>
          </table:table-cell>
          <table:table-cell office:value-type="float" office:value="127" calcext:value-type="float">
            <text:p>127</text:p>
          </table:table-cell>
          <table:table-cell office:value-type="float" office:value="13462" calcext:value-type="float">
            <text:p>13462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3600006" calcext:value-type="float">
            <text:p>3600006</text:p>
          </table:table-cell>
          <table:table-cell office:value-type="float" office:value="127" calcext:value-type="float">
            <text:p>127</text:p>
          </table:table-cell>
          <table:table-cell office:value-type="float" office:value="15183" calcext:value-type="float">
            <text:p>15183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4000006" calcext:value-type="float">
            <text:p>4000006</text:p>
          </table:table-cell>
          <table:table-cell office:value-type="float" office:value="127" calcext:value-type="float">
            <text:p>127</text:p>
          </table:table-cell>
          <table:table-cell office:value-type="float" office:value="16794" calcext:value-type="float">
            <text:p>16794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400015" calcext:value-type="float">
            <text:p>400015</text:p>
          </table:table-cell>
          <table:table-cell office:value-type="float" office:value="25129" calcext:value-type="float">
            <text:p>25129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800015" calcext:value-type="float">
            <text:p>800015</text:p>
          </table:table-cell>
          <table:table-cell office:value-type="float" office:value="50129" calcext:value-type="float">
            <text:p>50129</text:p>
          </table:table-cell>
          <table:table-cell office:value-type="float" office:value="3707" calcext:value-type="float">
            <text:p>3707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1200015" calcext:value-type="float">
            <text:p>1200015</text:p>
          </table:table-cell>
          <table:table-cell office:value-type="float" office:value="75129" calcext:value-type="float">
            <text:p>75129</text:p>
          </table:table-cell>
          <table:table-cell office:value-type="float" office:value="5557" calcext:value-type="float">
            <text:p>5557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600015" calcext:value-type="float">
            <text:p>1600015</text:p>
          </table:table-cell>
          <table:table-cell office:value-type="float" office:value="100129" calcext:value-type="float">
            <text:p>100129</text:p>
          </table:table-cell>
          <table:table-cell office:value-type="float" office:value="7404" calcext:value-type="float">
            <text:p>7404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2000015" calcext:value-type="float">
            <text:p>2000015</text:p>
          </table:table-cell>
          <table:table-cell office:value-type="float" office:value="125129" calcext:value-type="float">
            <text:p>125129</text:p>
          </table:table-cell>
          <table:table-cell office:value-type="float" office:value="9239" calcext:value-type="float">
            <text:p>9239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2400015" calcext:value-type="float">
            <text:p>2400015</text:p>
          </table:table-cell>
          <table:table-cell office:value-type="float" office:value="150129" calcext:value-type="float">
            <text:p>150129</text:p>
          </table:table-cell>
          <table:table-cell office:value-type="float" office:value="11050" calcext:value-type="float">
            <text:p>11050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2800015" calcext:value-type="float">
            <text:p>2800015</text:p>
          </table:table-cell>
          <table:table-cell office:value-type="float" office:value="175129" calcext:value-type="float">
            <text:p>175129</text:p>
          </table:table-cell>
          <table:table-cell office:value-type="float" office:value="12978" calcext:value-type="float">
            <text:p>12978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3200015" calcext:value-type="float">
            <text:p>3200015</text:p>
          </table:table-cell>
          <table:table-cell office:value-type="float" office:value="200129" calcext:value-type="float">
            <text:p>200129</text:p>
          </table:table-cell>
          <table:table-cell office:value-type="float" office:value="14766" calcext:value-type="float">
            <text:p>14766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3600015" calcext:value-type="float">
            <text:p>3600015</text:p>
          </table:table-cell>
          <table:table-cell office:value-type="float" office:value="225129" calcext:value-type="float">
            <text:p>225129</text:p>
          </table:table-cell>
          <table:table-cell office:value-type="float" office:value="16623" calcext:value-type="float">
            <text:p>16623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4000015" calcext:value-type="float">
            <text:p>4000015</text:p>
          </table:table-cell>
          <table:table-cell office:value-type="float" office:value="250129" calcext:value-type="float">
            <text:p>250129</text:p>
          </table:table-cell>
          <table:table-cell office:value-type="float" office:value="18427" calcext:value-type="float">
            <text:p>18427</text:p>
          </table:table-cell>
        </table:table-row>
      </table:table>
      <table:table table:name="QI5" table:style-name="ta1">
        <table:table-column table:style-name="co5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com inserção – 5%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21258957" calcext:value-type="float">
            <text:p>21258957</text:p>
          </table:table-cell>
          <table:table-cell office:value-type="float" office:value="20958854" calcext:value-type="float">
            <text:p>20958854</text:p>
          </table:table-cell>
          <table:table-cell office:value-type="float" office:value="77609" calcext:value-type="float">
            <text:p>77609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86377827" calcext:value-type="float">
            <text:p>86377827</text:p>
          </table:table-cell>
          <table:table-cell office:value-type="float" office:value="85794781" calcext:value-type="float">
            <text:p>85794781</text:p>
          </table:table-cell>
          <table:table-cell office:value-type="float" office:value="315519" calcext:value-type="float">
            <text:p>315519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193341857" calcext:value-type="float">
            <text:p>193341857</text:p>
          </table:table-cell>
          <table:table-cell office:value-type="float" office:value="192469786" calcext:value-type="float">
            <text:p>192469786</text:p>
          </table:table-cell>
          <table:table-cell office:value-type="float" office:value="699718" calcext:value-type="float">
            <text:p>699718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29020986" calcext:value-type="float">
            <text:p>129020986</text:p>
          </table:table-cell>
          <table:table-cell office:value-type="float" office:value="127811248" calcext:value-type="float">
            <text:p>127811248</text:p>
          </table:table-cell>
          <table:table-cell office:value-type="float" office:value="1250218" calcext:value-type="float">
            <text:p>1250218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96660366" calcext:value-type="float">
            <text:p>96660366</text:p>
          </table:table-cell>
          <table:table-cell office:value-type="float" office:value="95135015" calcext:value-type="float">
            <text:p>95135015</text:p>
          </table:table-cell>
          <table:table-cell office:value-type="float" office:value="1910053" calcext:value-type="float">
            <text:p>1910053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18195756" calcext:value-type="float">
            <text:p>118195756</text:p>
          </table:table-cell>
          <table:table-cell office:value-type="float" office:value="116462780" calcext:value-type="float">
            <text:p>116462780</text:p>
          </table:table-cell>
          <table:table-cell office:value-type="float" office:value="2755058" calcext:value-type="float">
            <text:p>2755058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182718175" calcext:value-type="float">
            <text:p>182718175</text:p>
          </table:table-cell>
          <table:table-cell office:value-type="float" office:value="180651189" calcext:value-type="float">
            <text:p>180651189</text:p>
          </table:table-cell>
          <table:table-cell office:value-type="float" office:value="3798430" calcext:value-type="float">
            <text:p>3798430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91935001" calcext:value-type="float">
            <text:p>91935001</text:p>
          </table:table-cell>
          <table:table-cell office:value-type="float" office:value="89626919" calcext:value-type="float">
            <text:p>89626919</text:p>
          </table:table-cell>
          <table:table-cell office:value-type="float" office:value="5036975" calcext:value-type="float">
            <text:p>5036975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209333475" calcext:value-type="float">
            <text:p>209333475</text:p>
          </table:table-cell>
          <table:table-cell office:value-type="float" office:value="206675606" calcext:value-type="float">
            <text:p>206675606</text:p>
          </table:table-cell>
          <table:table-cell office:value-type="float" office:value="6221870" calcext:value-type="float">
            <text:p>6221870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8856865" calcext:value-type="float">
            <text:p>18856865</text:p>
          </table:table-cell>
          <table:table-cell office:value-type="float" office:value="15950192" calcext:value-type="float">
            <text:p>15950192</text:p>
          </table:table-cell>
          <table:table-cell office:value-type="float" office:value="7739017" calcext:value-type="float">
            <text:p>7739017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300004" calcext:value-type="float">
            <text:p>300004</text:p>
          </table:table-cell>
          <table:table-cell office:value-type="float" office:value="31" calcext:value-type="float">
            <text:p>31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600004" calcext:value-type="float">
            <text:p>600004</text:p>
          </table:table-cell>
          <table:table-cell office:value-type="float" office:value="31" calcext:value-type="float">
            <text:p>31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900004" calcext:value-type="float">
            <text:p>900004</text:p>
          </table:table-cell>
          <table:table-cell office:value-type="float" office:value="31" calcext:value-type="float">
            <text:p>31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200004" calcext:value-type="float">
            <text:p>1200004</text:p>
          </table:table-cell>
          <table:table-cell office:value-type="float" office:value="31" calcext:value-type="float">
            <text:p>31</text:p>
          </table:table-cell>
          <table:table-cell office:value-type="float" office:value="5298" calcext:value-type="float">
            <text:p>5298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500004" calcext:value-type="float">
            <text:p>1500004</text:p>
          </table:table-cell>
          <table:table-cell office:value-type="float" office:value="31" calcext:value-type="float">
            <text:p>31</text:p>
          </table:table-cell>
          <table:table-cell office:value-type="float" office:value="6612" calcext:value-type="float">
            <text:p>6612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800004" calcext:value-type="float">
            <text:p>1800004</text:p>
          </table:table-cell>
          <table:table-cell office:value-type="float" office:value="31" calcext:value-type="float">
            <text:p>31</text:p>
          </table:table-cell>
          <table:table-cell office:value-type="float" office:value="7940" calcext:value-type="float">
            <text:p>7940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2100004" calcext:value-type="float">
            <text:p>2100004</text:p>
          </table:table-cell>
          <table:table-cell office:value-type="float" office:value="31" calcext:value-type="float">
            <text:p>31</text:p>
          </table:table-cell>
          <table:table-cell office:value-type="float" office:value="9260" calcext:value-type="float">
            <text:p>9260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2400004" calcext:value-type="float">
            <text:p>2400004</text:p>
          </table:table-cell>
          <table:table-cell office:value-type="float" office:value="31" calcext:value-type="float">
            <text:p>31</text:p>
          </table:table-cell>
          <table:table-cell office:value-type="float" office:value="10607" calcext:value-type="float">
            <text:p>10607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2700004" calcext:value-type="float">
            <text:p>2700004</text:p>
          </table:table-cell>
          <table:table-cell office:value-type="float" office:value="31" calcext:value-type="float">
            <text:p>31</text:p>
          </table:table-cell>
          <table:table-cell office:value-type="float" office:value="11931" calcext:value-type="float">
            <text:p>11931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3000004" calcext:value-type="float">
            <text:p>3000004</text:p>
          </table:table-cell>
          <table:table-cell office:value-type="float" office:value="31" calcext:value-type="float">
            <text:p>31</text:p>
          </table:table-cell>
          <table:table-cell office:value-type="float" office:value="13296" calcext:value-type="float">
            <text:p>13296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300011" calcext:value-type="float">
            <text:p>300011</text:p>
          </table:table-cell>
          <table:table-cell office:value-type="float" office:value="25033" calcext:value-type="float">
            <text:p>25033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600011" calcext:value-type="float">
            <text:p>600011</text:p>
          </table:table-cell>
          <table:table-cell office:value-type="float" office:value="50033" calcext:value-type="float">
            <text:p>50033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900011" calcext:value-type="float">
            <text:p>900011</text:p>
          </table:table-cell>
          <table:table-cell office:value-type="float" office:value="75033" calcext:value-type="float">
            <text:p>75033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200011" calcext:value-type="float">
            <text:p>1200011</text:p>
          </table:table-cell>
          <table:table-cell office:value-type="float" office:value="100033" calcext:value-type="float">
            <text:p>100033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500011" calcext:value-type="float">
            <text:p>1500011</text:p>
          </table:table-cell>
          <table:table-cell office:value-type="float" office:value="125033" calcext:value-type="float">
            <text:p>125033</text:p>
          </table:table-cell>
          <table:table-cell office:value-type="float" office:value="7442" calcext:value-type="float">
            <text:p>7442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800011" calcext:value-type="float">
            <text:p>1800011</text:p>
          </table:table-cell>
          <table:table-cell office:value-type="float" office:value="150033" calcext:value-type="float">
            <text:p>150033</text:p>
          </table:table-cell>
          <table:table-cell office:value-type="float" office:value="8923" calcext:value-type="float">
            <text:p>8923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2100011" calcext:value-type="float">
            <text:p>2100011</text:p>
          </table:table-cell>
          <table:table-cell office:value-type="float" office:value="175033" calcext:value-type="float">
            <text:p>175033</text:p>
          </table:table-cell>
          <table:table-cell office:value-type="float" office:value="10484" calcext:value-type="float">
            <text:p>10484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2400011" calcext:value-type="float">
            <text:p>2400011</text:p>
          </table:table-cell>
          <table:table-cell office:value-type="float" office:value="200033" calcext:value-type="float">
            <text:p>200033</text:p>
          </table:table-cell>
          <table:table-cell office:value-type="float" office:value="11926" calcext:value-type="float">
            <text:p>11926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2700011" calcext:value-type="float">
            <text:p>2700011</text:p>
          </table:table-cell>
          <table:table-cell office:value-type="float" office:value="225033" calcext:value-type="float">
            <text:p>225033</text:p>
          </table:table-cell>
          <table:table-cell office:value-type="float" office:value="13384" calcext:value-type="float">
            <text:p>13384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3000011" calcext:value-type="float">
            <text:p>3000011</text:p>
          </table:table-cell>
          <table:table-cell office:value-type="float" office:value="250033" calcext:value-type="float">
            <text:p>250033</text:p>
          </table:table-cell>
          <table:table-cell office:value-type="float" office:value="14933" calcext:value-type="float">
            <text:p>14933</text:p>
          </table:table-cell>
        </table:table-row>
      </table:table>
      <table:table table:name="QI10" table:style-name="ta1">
        <table:table-column table:style-name="co5" table:default-cell-style-name="ce3"/>
        <table:table-column table:style-name="co10" table:default-cell-style-name="ce4"/>
        <table:table-column table:style-name="co11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com inserção – 10%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42507379" calcext:value-type="float">
            <text:p>42507379</text:p>
          </table:table-cell>
          <table:table-cell office:value-type="float" office:value="42262472" calcext:value-type="float">
            <text:p>42262472</text:p>
          </table:table-cell>
          <table:table-cell office:value-type="float" office:value="156690" calcext:value-type="float">
            <text:p>156690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71694179" calcext:value-type="float">
            <text:p>171694179</text:p>
          </table:table-cell>
          <table:table-cell office:value-type="float" office:value="171210295" calcext:value-type="float">
            <text:p>171210295</text:p>
          </table:table-cell>
          <table:table-cell office:value-type="float" office:value="615931" calcext:value-type="float">
            <text:p>615931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176171600" calcext:value-type="float">
            <text:p>176171600</text:p>
          </table:table-cell>
          <table:table-cell office:value-type="float" office:value="175464780" calcext:value-type="float">
            <text:p>175464780</text:p>
          </table:table-cell>
          <table:table-cell office:value-type="float" office:value="1448788" calcext:value-type="float">
            <text:p>1448788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6633176" calcext:value-type="float">
            <text:p>36633176</text:p>
          </table:table-cell>
          <table:table-cell office:value-type="float" office:value="35661211" calcext:value-type="float">
            <text:p>35661211</text:p>
          </table:table-cell>
          <table:table-cell office:value-type="float" office:value="2472949" calcext:value-type="float">
            <text:p>2472949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70252114" calcext:value-type="float">
            <text:p>170252114</text:p>
          </table:table-cell>
          <table:table-cell office:value-type="float" office:value="169020785" calcext:value-type="float">
            <text:p>169020785</text:p>
          </table:table-cell>
          <table:table-cell office:value-type="float" office:value="3712374" calcext:value-type="float">
            <text:p>3712374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2957382" calcext:value-type="float">
            <text:p>52957382</text:p>
          </table:table-cell>
          <table:table-cell office:value-type="float" office:value="51502643" calcext:value-type="float">
            <text:p>51502643</text:p>
          </table:table-cell>
          <table:table-cell office:value-type="float" office:value="5625428" calcext:value-type="float">
            <text:p>5625428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179452471" calcext:value-type="float">
            <text:p>179452471</text:p>
          </table:table-cell>
          <table:table-cell office:value-type="float" office:value="177735067" calcext:value-type="float">
            <text:p>177735067</text:p>
          </table:table-cell>
          <table:table-cell office:value-type="float" office:value="7701014" calcext:value-type="float">
            <text:p>7701014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60438005" calcext:value-type="float">
            <text:p>160438005</text:p>
          </table:table-cell>
          <table:table-cell office:value-type="float" office:value="158436581" calcext:value-type="float">
            <text:p>158436581</text:p>
          </table:table-cell>
          <table:table-cell office:value-type="float" office:value="9982328" calcext:value-type="float">
            <text:p>9982328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2102965" calcext:value-type="float">
            <text:p>12102965</text:p>
          </table:table-cell>
          <table:table-cell office:value-type="float" office:value="9813336" calcext:value-type="float">
            <text:p>9813336</text:p>
          </table:table-cell>
          <table:table-cell office:value-type="float" office:value="12412413" calcext:value-type="float">
            <text:p>12412413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68561684" calcext:value-type="float">
            <text:p>68561684</text:p>
          </table:table-cell>
          <table:table-cell office:value-type="float" office:value="66178629" calcext:value-type="float">
            <text:p>66178629</text:p>
          </table:table-cell>
          <table:table-cell office:value-type="float" office:value="16015646" calcext:value-type="float">
            <text:p>16015646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250003" calcext:value-type="float">
            <text:p>250003</text:p>
          </table:table-cell>
          <table:table-cell office:value-type="float" office:value="15" calcext:value-type="float">
            <text:p>15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500003" calcext:value-type="float">
            <text:p>500003</text:p>
          </table:table-cell>
          <table:table-cell office:value-type="float" office:value="15" calcext:value-type="float">
            <text:p>15</text:p>
          </table:table-cell>
          <table:table-cell office:value-type="float" office:value="2306" calcext:value-type="float">
            <text:p>2306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750003" calcext:value-type="float">
            <text:p>750003</text:p>
          </table:table-cell>
          <table:table-cell office:value-type="float" office:value="15" calcext:value-type="float">
            <text:p>15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000003" calcext:value-type="float">
            <text:p>1000003</text:p>
          </table:table-cell>
          <table:table-cell office:value-type="float" office:value="15" calcext:value-type="float">
            <text:p>15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250003" calcext:value-type="float">
            <text:p>1250003</text:p>
          </table:table-cell>
          <table:table-cell office:value-type="float" office:value="15" calcext:value-type="float">
            <text:p>15</text:p>
          </table:table-cell>
          <table:table-cell office:value-type="float" office:value="5726" calcext:value-type="float">
            <text:p>5726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500003" calcext:value-type="float">
            <text:p>1500003</text:p>
          </table:table-cell>
          <table:table-cell office:value-type="float" office:value="15" calcext:value-type="float">
            <text:p>15</text:p>
          </table:table-cell>
          <table:table-cell office:value-type="float" office:value="6862" calcext:value-type="float">
            <text:p>6862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1750003" calcext:value-type="float">
            <text:p>1750003</text:p>
          </table:table-cell>
          <table:table-cell office:value-type="float" office:value="15" calcext:value-type="float">
            <text:p>15</text:p>
          </table:table-cell>
          <table:table-cell office:value-type="float" office:value="8074" calcext:value-type="float">
            <text:p>8074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2000003" calcext:value-type="float">
            <text:p>2000003</text:p>
          </table:table-cell>
          <table:table-cell office:value-type="float" office:value="15" calcext:value-type="float">
            <text:p>15</text:p>
          </table:table-cell>
          <table:table-cell office:value-type="float" office:value="9187" calcext:value-type="float">
            <text:p>9187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2250003" calcext:value-type="float">
            <text:p>2250003</text:p>
          </table:table-cell>
          <table:table-cell office:value-type="float" office:value="15" calcext:value-type="float">
            <text:p>15</text:p>
          </table:table-cell>
          <table:table-cell office:value-type="float" office:value="10375" calcext:value-type="float">
            <text:p>10375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2500003" calcext:value-type="float">
            <text:p>2500003</text:p>
          </table:table-cell>
          <table:table-cell office:value-type="float" office:value="15" calcext:value-type="float">
            <text:p>15</text:p>
          </table:table-cell>
          <table:table-cell office:value-type="float" office:value="11521" calcext:value-type="float">
            <text:p>11521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250009" calcext:value-type="float">
            <text:p>250009</text:p>
          </table:table-cell>
          <table:table-cell office:value-type="float" office:value="25017" calcext:value-type="float">
            <text:p>25017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500009" calcext:value-type="float">
            <text:p>500009</text:p>
          </table:table-cell>
          <table:table-cell office:value-type="float" office:value="50017" calcext:value-type="float">
            <text:p>50017</text:p>
          </table:table-cell>
          <table:table-cell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750009" calcext:value-type="float">
            <text:p>750009</text:p>
          </table:table-cell>
          <table:table-cell office:value-type="float" office:value="75017" calcext:value-type="float">
            <text:p>75017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1000009" calcext:value-type="float">
            <text:p>1000009</text:p>
          </table:table-cell>
          <table:table-cell office:value-type="float" office:value="100017" calcext:value-type="float">
            <text:p>100017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1250009" calcext:value-type="float">
            <text:p>1250009</text:p>
          </table:table-cell>
          <table:table-cell office:value-type="float" office:value="125017" calcext:value-type="float">
            <text:p>125017</text:p>
          </table:table-cell>
          <table:table-cell office:value-type="float" office:value="6545" calcext:value-type="float">
            <text:p>6545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1500009" calcext:value-type="float">
            <text:p>1500009</text:p>
          </table:table-cell>
          <table:table-cell office:value-type="float" office:value="150017" calcext:value-type="float">
            <text:p>150017</text:p>
          </table:table-cell>
          <table:table-cell office:value-type="float" office:value="7858" calcext:value-type="float">
            <text:p>7858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1750009" calcext:value-type="float">
            <text:p>1750009</text:p>
          </table:table-cell>
          <table:table-cell office:value-type="float" office:value="175017" calcext:value-type="float">
            <text:p>175017</text:p>
          </table:table-cell>
          <table:table-cell office:value-type="float" office:value="9310" calcext:value-type="float">
            <text:p>9310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2000009" calcext:value-type="float">
            <text:p>2000009</text:p>
          </table:table-cell>
          <table:table-cell office:value-type="float" office:value="200017" calcext:value-type="float">
            <text:p>200017</text:p>
          </table:table-cell>
          <table:table-cell office:value-type="float" office:value="10512" calcext:value-type="float">
            <text:p>10512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2250009" calcext:value-type="float">
            <text:p>2250009</text:p>
          </table:table-cell>
          <table:table-cell office:value-type="float" office:value="225017" calcext:value-type="float">
            <text:p>225017</text:p>
          </table:table-cell>
          <table:table-cell office:value-type="float" office:value="11814" calcext:value-type="float">
            <text:p>11814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2500009" calcext:value-type="float">
            <text:p>2500009</text:p>
          </table:table-cell>
          <table:table-cell office:value-type="float" office:value="250017" calcext:value-type="float">
            <text:p>250017</text:p>
          </table:table-cell>
          <table:table-cell office:value-type="float" office:value="13172" calcext:value-type="float">
            <text:p>13172</text:p>
          </table:table-cell>
        </table:table-row>
      </table:table>
      <table:table table:name="QNR" table:style-name="ta1">
        <table:table-column table:style-name="co5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Quicksort não recursivo</text:p>
          </table:table-cell>
          <table:covered-table-cell table:number-columns-repeated="3"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Vetor aleatóri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1043950" calcext:value-type="float">
            <text:p>1043950</text:p>
          </table:table-cell>
          <table:table-cell office:value-type="float" office:value="199267" calcext:value-type="float">
            <text:p>199267</text:p>
          </table:table-cell>
          <table:table-cell office:value-type="float" office:value="19814" calcext:value-type="float">
            <text:p>19814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2259229" calcext:value-type="float">
            <text:p>2259229</text:p>
          </table:table-cell>
          <table:table-cell office:value-type="float" office:value="421006" calcext:value-type="float">
            <text:p>421006</text:p>
          </table:table-cell>
          <table:table-cell office:value-type="float" office:value="40988" calcext:value-type="float">
            <text:p>40988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3447227" calcext:value-type="float">
            <text:p>3447227</text:p>
          </table:table-cell>
          <table:table-cell office:value-type="float" office:value="653800" calcext:value-type="float">
            <text:p>653800</text:p>
          </table:table-cell>
          <table:table-cell office:value-type="float" office:value="61815" calcext:value-type="float">
            <text:p>61815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4721338" calcext:value-type="float">
            <text:p>4721338</text:p>
          </table:table-cell>
          <table:table-cell office:value-type="float" office:value="889809" calcext:value-type="float">
            <text:p>889809</text:p>
          </table:table-cell>
          <table:table-cell office:value-type="float" office:value="83443" calcext:value-type="float">
            <text:p>83443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5998794" calcext:value-type="float">
            <text:p>5998794</text:p>
          </table:table-cell>
          <table:table-cell office:value-type="float" office:value="1131241" calcext:value-type="float">
            <text:p>1131241</text:p>
          </table:table-cell>
          <table:table-cell office:value-type="float" office:value="106445" calcext:value-type="float">
            <text:p>106445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7346992" calcext:value-type="float">
            <text:p>7346992</text:p>
          </table:table-cell>
          <table:table-cell office:value-type="float" office:value="1375617" calcext:value-type="float">
            <text:p>1375617</text:p>
          </table:table-cell>
          <table:table-cell office:value-type="float" office:value="131471" calcext:value-type="float">
            <text:p>131471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8718154" calcext:value-type="float">
            <text:p>8718154</text:p>
          </table:table-cell>
          <table:table-cell office:value-type="float" office:value="1621256" calcext:value-type="float">
            <text:p>1621256</text:p>
          </table:table-cell>
          <table:table-cell office:value-type="float" office:value="149051" calcext:value-type="float">
            <text:p>149051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10031550" calcext:value-type="float">
            <text:p>10031550</text:p>
          </table:table-cell>
          <table:table-cell office:value-type="float" office:value="1872447" calcext:value-type="float">
            <text:p>1872447</text:p>
          </table:table-cell>
          <table:table-cell office:value-type="float" office:value="170104" calcext:value-type="float">
            <text:p>170104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11372698" calcext:value-type="float">
            <text:p>11372698</text:p>
          </table:table-cell>
          <table:table-cell office:value-type="float" office:value="2124821" calcext:value-type="float">
            <text:p>2124821</text:p>
          </table:table-cell>
          <table:table-cell office:value-type="float" office:value="197336" calcext:value-type="float">
            <text:p>197336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12783355" calcext:value-type="float">
            <text:p>12783355</text:p>
          </table:table-cell>
          <table:table-cell office:value-type="float" office:value="2376147" calcext:value-type="float">
            <text:p>2376147</text:p>
          </table:table-cell>
          <table:table-cell office:value-type="float" office:value="216122" calcext:value-type="float">
            <text:p>216122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750015" calcext:value-type="float">
            <text:p>750015</text:p>
          </table:table-cell>
          <table:table-cell office:value-type="float" office:value="32767" calcext:value-type="float">
            <text:p>32767</text:p>
          </table:table-cell>
          <table:table-cell office:value-type="float" office:value="10895" calcext:value-type="float">
            <text:p>10895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600016" calcext:value-type="float">
            <text:p>1600016</text:p>
          </table:table-cell>
          <table:table-cell office:value-type="float" office:value="65535" calcext:value-type="float">
            <text:p>65535</text:p>
          </table:table-cell>
          <table:table-cell office:value-type="float" office:value="22221" calcext:value-type="float">
            <text:p>22221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456803" calcext:value-type="float">
            <text:p>2456803</text:p>
          </table:table-cell>
          <table:table-cell office:value-type="float" office:value="84464" calcext:value-type="float">
            <text:p>84464</text:p>
          </table:table-cell>
          <table:table-cell office:value-type="float" office:value="30050" calcext:value-type="float">
            <text:p>30050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400017" calcext:value-type="float">
            <text:p>3400017</text:p>
          </table:table-cell>
          <table:table-cell office:value-type="float" office:value="131071" calcext:value-type="float">
            <text:p>131071</text:p>
          </table:table-cell>
          <table:table-cell office:value-type="float" office:value="46979" calcext:value-type="float">
            <text:p>46979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250017" calcext:value-type="float">
            <text:p>4250017</text:p>
          </table:table-cell>
          <table:table-cell office:value-type="float" office:value="131071" calcext:value-type="float">
            <text:p>131071</text:p>
          </table:table-cell>
          <table:table-cell office:value-type="float" office:value="48586" calcext:value-type="float">
            <text:p>48586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213588" calcext:value-type="float">
            <text:p>5213588</text:p>
          </table:table-cell>
          <table:table-cell office:value-type="float" office:value="168928" calcext:value-type="float">
            <text:p>168928</text:p>
          </table:table-cell>
          <table:table-cell office:value-type="float" office:value="61327" calcext:value-type="float">
            <text:p>61327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213588" calcext:value-type="float">
            <text:p>6213588</text:p>
          </table:table-cell>
          <table:table-cell office:value-type="float" office:value="218928" calcext:value-type="float">
            <text:p>218928</text:p>
          </table:table-cell>
          <table:table-cell office:value-type="float" office:value="79272" calcext:value-type="float">
            <text:p>79272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200018" calcext:value-type="float">
            <text:p>72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91488" calcext:value-type="float">
            <text:p>91488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100018" calcext:value-type="float">
            <text:p>81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94932" calcext:value-type="float">
            <text:p>94932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000018" calcext:value-type="float">
            <text:p>9000018</text:p>
          </table:table-cell>
          <table:table-cell office:value-type="float" office:value="262143" calcext:value-type="float">
            <text:p>262143</text:p>
          </table:table-cell>
          <table:table-cell office:value-type="float" office:value="98001" calcext:value-type="float">
            <text:p>98001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4" table:number-rows-spanned="1">
            <text:p>Vetor ordenado decresc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table:style-name="ce3" office:value-type="string" calcext:value-type="string">
            <text:p>Comparações</text:p>
          </table:table-cell>
          <table:table-cell table:style-name="ce3" office:value-type="string" calcext:value-type="string">
            <text:p>Movimentações</text:p>
          </table:table-cell>
          <table:table-cell table:style-name="ce3" office:value-type="string" calcext:value-type="string">
            <text:p>Tempo de execução (ms)</text:p>
          </table:table-cell>
        </table:table-row>
        <table:table-row table:style-name="ro1">
          <table:table-cell office:value-type="string" calcext:value-type="string">
            <text:p>50 mil</text:p>
          </table:table-cell>
          <table:table-cell office:value-type="float" office:value="750028" calcext:value-type="float">
            <text:p>750028</text:p>
          </table:table-cell>
          <table:table-cell office:value-type="float" office:value="57766" calcext:value-type="float">
            <text:p>57766</text:p>
          </table:table-cell>
          <table:table-cell office:value-type="float" office:value="11449" calcext:value-type="float">
            <text:p>11449</text:p>
          </table:table-cell>
        </table:table-row>
        <table:table-row table:style-name="ro1">
          <table:table-cell office:value-type="string" calcext:value-type="string">
            <text:p>100 mil</text:p>
          </table:table-cell>
          <table:table-cell office:value-type="float" office:value="1600030" calcext:value-type="float">
            <text:p>1600030</text:p>
          </table:table-cell>
          <table:table-cell office:value-type="float" office:value="115534" calcext:value-type="float">
            <text:p>115534</text:p>
          </table:table-cell>
          <table:table-cell office:value-type="float" office:value="22673" calcext:value-type="float">
            <text:p>22673</text:p>
          </table:table-cell>
        </table:table-row>
        <table:table-row table:style-name="ro1">
          <table:table-cell office:value-type="string" calcext:value-type="string">
            <text:p>150 mil</text:p>
          </table:table-cell>
          <table:table-cell office:value-type="float" office:value="2456820" calcext:value-type="float">
            <text:p>2456820</text:p>
          </table:table-cell>
          <table:table-cell office:value-type="float" office:value="159464" calcext:value-type="float">
            <text:p>159464</text:p>
          </table:table-cell>
          <table:table-cell office:value-type="float" office:value="30925" calcext:value-type="float">
            <text:p>30925</text:p>
          </table:table-cell>
        </table:table-row>
        <table:table-row table:style-name="ro1">
          <table:table-cell office:value-type="string" calcext:value-type="string">
            <text:p>200 mil</text:p>
          </table:table-cell>
          <table:table-cell office:value-type="float" office:value="3400032" calcext:value-type="float">
            <text:p>3400032</text:p>
          </table:table-cell>
          <table:table-cell office:value-type="float" office:value="231070" calcext:value-type="float">
            <text:p>231070</text:p>
          </table:table-cell>
          <table:table-cell office:value-type="float" office:value="45757" calcext:value-type="float">
            <text:p>45757</text:p>
          </table:table-cell>
        </table:table-row>
        <table:table-row table:style-name="ro1">
          <table:table-cell office:value-type="string" calcext:value-type="string">
            <text:p>250 mil</text:p>
          </table:table-cell>
          <table:table-cell office:value-type="float" office:value="4250032" calcext:value-type="float">
            <text:p>4250032</text:p>
          </table:table-cell>
          <table:table-cell office:value-type="float" office:value="256070" calcext:value-type="float">
            <text:p>256070</text:p>
          </table:table-cell>
          <table:table-cell office:value-type="float" office:value="48700" calcext:value-type="float">
            <text:p>48700</text:p>
          </table:table-cell>
        </table:table-row>
        <table:table-row table:style-name="ro1">
          <table:table-cell office:value-type="string" calcext:value-type="string">
            <text:p>300 mil</text:p>
          </table:table-cell>
          <table:table-cell office:value-type="float" office:value="5213606" calcext:value-type="float">
            <text:p>5213606</text:p>
          </table:table-cell>
          <table:table-cell office:value-type="float" office:value="318928" calcext:value-type="float">
            <text:p>318928</text:p>
          </table:table-cell>
          <table:table-cell office:value-type="float" office:value="64010" calcext:value-type="float">
            <text:p>64010</text:p>
          </table:table-cell>
        </table:table-row>
        <table:table-row table:style-name="ro1">
          <table:table-cell office:value-type="string" calcext:value-type="string">
            <text:p>350 mil</text:p>
          </table:table-cell>
          <table:table-cell office:value-type="float" office:value="6213606" calcext:value-type="float">
            <text:p>6213606</text:p>
          </table:table-cell>
          <table:table-cell office:value-type="float" office:value="393928" calcext:value-type="float">
            <text:p>393928</text:p>
          </table:table-cell>
          <table:table-cell office:value-type="float" office:value="78450" calcext:value-type="float">
            <text:p>78450</text:p>
          </table:table-cell>
        </table:table-row>
        <table:table-row table:style-name="ro1">
          <table:table-cell office:value-type="string" calcext:value-type="string">
            <text:p>400 mil</text:p>
          </table:table-cell>
          <table:table-cell office:value-type="float" office:value="7200034" calcext:value-type="float">
            <text:p>7200034</text:p>
          </table:table-cell>
          <table:table-cell office:value-type="float" office:value="462142" calcext:value-type="float">
            <text:p>462142</text:p>
          </table:table-cell>
          <table:table-cell office:value-type="float" office:value="94081" calcext:value-type="float">
            <text:p>94081</text:p>
          </table:table-cell>
        </table:table-row>
        <table:table-row table:style-name="ro1">
          <table:table-cell office:value-type="string" calcext:value-type="string">
            <text:p>450 mil</text:p>
          </table:table-cell>
          <table:table-cell office:value-type="float" office:value="8100034" calcext:value-type="float">
            <text:p>8100034</text:p>
          </table:table-cell>
          <table:table-cell office:value-type="float" office:value="487142" calcext:value-type="float">
            <text:p>487142</text:p>
          </table:table-cell>
          <table:table-cell office:value-type="float" office:value="95771" calcext:value-type="float">
            <text:p>95771</text:p>
          </table:table-cell>
        </table:table-row>
        <table:table-row table:style-name="ro1">
          <table:table-cell office:value-type="string" calcext:value-type="string">
            <text:p>500 mil</text:p>
          </table:table-cell>
          <table:table-cell office:value-type="float" office:value="9000034" calcext:value-type="float">
            <text:p>9000034</text:p>
          </table:table-cell>
          <table:table-cell office:value-type="float" office:value="512142" calcext:value-type="float">
            <text:p>512142</text:p>
          </table:table-cell>
          <table:table-cell office:value-type="float" office:value="100018" calcext:value-type="float">
            <text:p>100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 style:data-style-name="N2" text:time-value="12:43:14.7437695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8:14:27.391525457</meta:creation-date>
    <dc:date>2019-06-10T21:20:57.118801346</dc:date>
    <meta:editing-duration>PT15H2M8S</meta:editing-duration>
    <meta:editing-cycles>56</meta:editing-cycles>
    <meta:generator>LibreOffice/5.1.6.2$Linux_x86 LibreOffice_project/10m0$Build-2</meta:generator>
    <meta:document-statistic meta:table-count="7" meta:cell-count="943" meta:object-count="0"/>
  </office:meta>
</office:document-meta>
</file>